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2" style:family="table-row">
      <style:table-row-properties style:min-row-height="0.499cm" style:keep-together="true" fo:keep-together="auto"/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3" style:family="table-row">
      <style:table-row-properties style:min-row-height="0.6cm" style:keep-together="true" fo:keep-together="auto"/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3" style:family="table-row">
      <style:table-row-properties style:min-row-height="0.6cm" style:keep-together="true" fo:keep-together="auto"/>
    </style:style>
    <style:style style:name="Tabela2.B4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4" style:family="table-cell" style:data-style-name="N37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line-height="115%" fo:text-align="justify" style:justify-single-word="false"/>
    </style:style>
    <style:style style:name="P10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erif" style:font-name-complex="Ari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Liberation Serif" fo:font-style="normal" style:font-style-asian="normal" style:font-style-complex="normal"/>
    </style:style>
    <style:style style:name="P20" style:family="paragraph" style:parent-style-name="Standard" style:list-style-name="LS2">
      <style:paragraph-properties fo:margin-top="0cm" fo:margin-bottom="0cm" fo:line-height="100%" fo:text-align="justify" style:justify-single-word="false" style:writing-mode="lr-tb"/>
    </style:style>
    <style:style style:name="P21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22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itle" style:master-page-name="Standard">
      <style:paragraph-properties fo:line-height="115%" fo:text-align="center" style:justify-single-word="false" style:page-number="auto"/>
    </style:style>
    <style:style style:name="P24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/>
    </style:style>
    <style:style style:name="P25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/>
    </style:style>
    <style:style style:name="P26" style:family="paragraph" style:parent-style-name="Heading_20_1" style:list-style-name="WWNum1">
      <style:paragraph-properties fo:line-height="115%" fo:text-align="justify" style:justify-single-word="false"/>
    </style:style>
    <style:style style:name="P27" style:family="paragraph" style:parent-style-name="Text_20_body">
      <style:paragraph-properties fo:line-height="115%" fo:text-align="justify" style:justify-single-word="false"/>
    </style:style>
    <style:style style:name="T1" style:family="text">
      <style:text-properties style:use-window-font-color="true" style:font-name="Liberation Serif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Serif"/>
    </style:style>
    <style:style style:name="T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Ari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claração de Escopo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1">Versão</text:p>
          </table:table-cell>
          <table:table-cell table:style-name="Tabela1.B2" office:value-type="string">
            <text:p text:style-name="P13">Data</text:p>
          </table:table-cell>
          <table:table-cell table:style-name="Tabela1.B2" office:value-type="string">
            <text:p text:style-name="P13">Autor</text:p>
          </table:table-cell>
          <table:table-cell table:style-name="Tabela1.D2" office:value-type="string">
            <text:p text:style-name="P13">Notas da Revisão</text:p>
          </table:table-cell>
        </table:table-row>
        <table:table-row table:style-name="Tabela1.3">
          <table:table-cell table:style-name="Tabela1.A2" office:value-type="string">
            <text:p text:style-name="P12">1.0</text:p>
          </table:table-cell>
          <table:table-cell table:style-name="Tabela1.B3" office:value-type="date" office:date-value="2016-09-29">
            <text:p text:style-name="P14">29/09/16</text:p>
          </table:table-cell>
          <table:table-cell table:style-name="Tabela1.C3" office:value-type="string">
            <text:p text:style-name="P14">Luís Fernando</text:p>
          </table:table-cell>
          <table:table-cell table:style-name="Tabela1.D2" office:value-type="string">
            <text:p text:style-name="P14">Descrever o objetivo desse documento, situação atual e justificativa do projeto, objetivo SMART, escopo do produto, exclusões do projeto.</text:p>
          </table:table-cell>
        </table:table-row>
        <table:table-row table:style-name="Tabela1.3">
          <table:table-cell table:style-name="Tabela1.A2" office:value-type="string">
            <text:p text:style-name="P12">2.0</text:p>
          </table:table-cell>
          <table:table-cell table:style-name="Tabela1.B3" office:value-type="date" office:date-value="2016-10-03">
            <text:p text:style-name="P14">03/10/16</text:p>
          </table:table-cell>
          <table:table-cell table:style-name="Tabela1.C3" office:value-type="string">
            <text:p text:style-name="P14">Luís Fernando</text:p>
          </table:table-cell>
          <table:table-cell table:style-name="Tabela1.D2" office:value-type="string">
            <text:p text:style-name="P14">Descrever a exclusão do projeto, restrições, premissas e aprovações.</text:p>
          </table:table-cell>
        </table:table-row>
      </table:table>
      <text:h text:style-name="P24" text:outline-level="1"/>
      <text:list xml:id="list5191019959414907132" text:style-name="WWNum1">
        <text:list-item>
          <text:h text:style-name="P25" text:outline-level="1">Obj<text:bookmark-start text:name="_Toc417921954"/>etivos deste documento<text:bookmark-end text:name="_Toc417921954"/></text:h>
        </text:list-item>
      </text:list>
      <text:p text:style-name="P1"><text:span text:style-name="T2"><text:tab/>Gerenciar o escopo do projeto requer um Plano de gerenciamento do escopo aprovado englobando os principais processos do escopo </text:span><text:span text:style-name="T2">abordado nesse termo</text:span><text:span text:style-name="T2">. </text:span></text:p>
      <text:h text:style-name="P15" text:outline-level="2"/>
      <text:list xml:id="list40473793" text:continue-numbering="true" text:style-name="WWNum1">
        <text:list-item>
          <text:h text:style-name="P25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p>
      <text:p text:style-name="P2"/>
      <text:list xml:id="list40480186" text:continue-numbering="true" text:style-name="WWNum1">
        <text:list-item>
          <text:h text:style-name="P25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9"><text:tab/>O projeto será considerado um sucesso se atender a todos os critérios de aceitação de cada entrega, respeitar as restrições e cronograma de execução e principalmente atender os objetivos abaixo:</text:p>
      <text:list xml:id="list6763936343350141961" text:style-name="LS2">
        <text:list-item>
          <text:p text:style-name="P21"><text:span text:style-name="T9">O sistema deve permitir o registro dos dados dos doadores de sangue, o sistema não deve permitir o registro de possíveis doadores com idade superior a 69 anos <text:s/>e o sistema deve permitir apenas ao responsável pelo hemocentro (gerente) indicar quem são os usuários autorizados a utilizar o sistema.</text:span></text:p>
          <text:p text:style-name="P20"><text:span text:style-name="T9"/></text:p>
        </text:list-item>
        <text:list-item>
          <text:p text:style-name="P21"><text:span text:style-name="T9">O sistema deve informar dados relacionados a última doação (se existir) feita pelo usuário, deve permitir o registro dos dados dos exames</text:span><text:span text:style-name="T8"> </text:span><text:span text:style-name="T9">e deve permitir o registro da aptidão, tempo inapto e a descrição da inaptidão, se inapto, do doador baseado nas questões e nos exames feitos ao doador.</text:span></text:p>
          <text:p text:style-name="P20"><text:span text:style-name="T9"/></text:p>
        </text:list-item>
        <text:list-item>
          <text:p text:style-name="P20"><text:span text:style-name="T9">O sistema deve permitir o registro de bolsas de sangue e deve informar quantidade de bolsas de sangue no banco de sangue.</text:span></text:p>
        </text:list-item>
      </text:list>
      <text:list xml:id="list40463154" text:continue-list="list40480186" text:style-name="WWNum1">
        <text:list-item>
          <text:h text:style-name="P26" text:outline-level="1"><text:bookmark-start text:name="_Toc417921957"/><text:bookmark-start text:name="_Toc383380606"/><text:span text:style-name="T1">Escopo do Produto</text:span><text:bookmark-end text:name="_Toc417921957"/><text:bookmark-end text:name="_Toc383380606"/></text:h>
        </text:list-item>
      </text:list>
      <text:p text:style-name="P9"><text:tab/>A primeira entrega do projeto consiste em na seguinte etapa: gerenciamento do cadastro do gerente, funcionários e do gerente. Abaixo encontra-se todos os requisitos com suas características que devem ser realizados nessa primeira etapa.</text:p>
      <text:p text:style-name="P3"><text:soft-page-break/><text:span text:style-name="T3">RF. 1:</text:span><text:span text:style-name="T4"> Registro de dados dos doadores de sangue.</text:span></text:p>
      <text:p text:style-name="P16">Descrição: Os funcionários <text:s/>poderão efetuar o registro dos dados cadastrais dos doadores.</text:p>
      <text:p text:style-name="P16">Entrada: .</text:p>
      <text:p text:style-name="P16">Processo: O cadastro será incluído no banco de dados.</text:p>
      <text:p text:style-name="P16">Saída: Mensagem de confirmação bem sucedido do cadastro caso tenha sido efetuado com sucesso, senão, mensagem de erro.</text:p>
      <text:p text:style-name="P16"/>
      <text:p text:style-name="P3"><text:span text:style-name="T3">RF. 2:</text:span><text:span text:style-name="T4"> <text:s/>Limite de idade para o cadastro</text:span></text:p>
      <text:p text:style-name="P16">Descrição: Doadores que tenham mais de 69 anos não devem ser cadastrados no sistema.</text:p>
      <text:p text:style-name="P16">Entrada:.</text:p>
      <text:p text:style-name="P16">Processo: .</text:p>
      <text:p text:style-name="P16">Saída: Mensagem mensagem de erro caso seja identificado um cadastro de alguem com <text:s/>mais de 69 anos.</text:p>
      <text:p text:style-name="P16"/>
      <text:p text:style-name="P3"><text:span text:style-name="T3">RF. 3: <text:s/></text:span><text:span text:style-name="T11">Autorização para utilização do sistema.</text:span></text:p>
      <text:p text:style-name="P16">Descrição: <text:span text:style-name="T10">O sistema deve permitir apenas ao responsável pelo hemocentro (gerente) indicar quem são os usuários autorizados a utilizar o sistema</text:span> .</text:p>
      <text:p text:style-name="P16">Processo: Usuário gerente designa os usuários funcionários com permissão para efetuar os registros dos doadores.</text:p>
      <text:p text:style-name="P16">Saída: Mensagem de confirmação bem sucedido da permissão ao funcionário do cadastro caso tenha sido efetuado com sucesso, senão, mensagem de erro.</text:p>
      <text:p text:style-name="P2"/>
      <text:list xml:id="list40460376" text:continue-numbering="true" text:style-name="WWNum1">
        <text:list-item>
          <text:h text:style-name="P25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2"><text:tab/>Alguns itens não fazem parte do escopo do projeto, mas eles devem ser considerados e entendidos para não ocorrer nenhum erro:</text:p>
      <text:list xml:id="list5844403001030054384" text:style-name="L2">
        <text:list-item>
          <text:p text:style-name="P18">A interface deve ser simples. Para <text:s/>primeira entrega é preciso que tenha uma página inicial, com um campo para o <text:span text:style-name="T5">login,</text:span><text:span text:style-name="T6"> uma página para o registro de dados dos doadores de sangue e outra para o usuário gerente definir os funcionários que possuem autorização para registrar doadores.</text:span></text:p>
        </text:list-item>
        <text:list-item>
          <text:p text:style-name="P19">Deve existir um cadastro para o gerente, no qual ele terá permissão para criar usuários funcionários e alterar suas permissões.</text:p>
        </text:list-item>
        <text:list-item>
          <text:p text:style-name="P19">Doadores com idade superior a 69 anos não devem ser cadastrados.</text:p>
        </text:list-item>
      </text:list>
      <text:list xml:id="list40461370" text:continue-list="list40460376" text:style-name="WWNum1">
        <text:list-item>
          <text:h text:style-name="P25" text:outline-level="1"><text:bookmark-start text:name="_Toc402281711"/>Restrições<text:bookmark-end text:name="_Toc402281711"/></text:h>
        </text:list-item>
      </text:list>
      <text:p text:style-name="P4"><text:span text:style-name="T1"><text:tab/></text:span><text:span text:style-name="T1">Algumas restrições adotadas para o projeto deve ser consideradas:</text:span></text:p>
      <text:list xml:id="list40479441" text:continue-list="list5844403001030054384" text:style-name="L2">
        <text:list-item>
          <text:p text:style-name="P18">O tempo para a primeira entrega deve ser seguido a risca, para não atrasar as outras duas entregas.</text:p>
        </text:list-item>
        <text:list-item>
          <text:p text:style-name="P18">O serviço Web deverá ser implementado em PHP, utilizando como o banco de dados o Mysql. Se o implementador tiver dúvidas sobre o funcionamento de alguma parte do projeto , deverá perguntar diretamente ao gerente.</text:p>
        </text:list-item>
        <text:list-item>
          <text:p text:style-name="P18">O tempo máximo para a primeira entrega será de duas semanas. Caso termine antes, deverá ser iniciada a próxima etapa para a segunda entrega.</text:p>
        </text:list-item>
      </text:list>
      <text:list xml:id="list40479688" text:continue-list="list40461370" text:style-name="WWNum1">
        <text:list-item>
          <text:h text:style-name="P25" text:outline-level="1"><text:bookmark-start text:name="_Toc402281712"/><text:soft-page-break/>Premissas<text:bookmark-end text:name="_Toc402281712"/></text:h>
        </text:list-item>
      </text:list>
      <text:p text:style-name="P4"><text:span text:style-name="T7"><text:tab/></text:span><text:span text:style-name="T7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6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5">Participante</text:p>
          </table:table-cell>
          <table:table-cell table:style-name="Tabela2.B2" office:value-type="string">
            <text:p text:style-name="P7">Assinatura</text:p>
          </table:table-cell>
          <table:table-cell table:style-name="Tabela2.C2" office:value-type="string">
            <text:p text:style-name="P7">Data</text:p>
          </table:table-cell>
        </table:table-row>
        <table:table-row table:style-name="Tabela2.3">
          <table:table-cell table:style-name="Tabela2.A2" office:value-type="string">
            <text:p text:style-name="P10">Patrocinador do Projeto</text:p>
          </table:table-cell>
          <table:table-cell table:style-name="Tabela2.B2" office:value-type="string">
            <text:p text:style-name="P8">Reginaldo Ré</text:p>
          </table:table-cell>
          <table:table-cell table:style-name="Tabela2.C2" office:value-type="string">
            <text:p text:style-name="P8">20/09/2016</text:p>
          </table:table-cell>
        </table:table-row>
        <table:table-row table:style-name="Tabela2.3">
          <table:table-cell table:style-name="Tabela2.A2" office:value-type="string">
            <text:p text:style-name="P10">Gerente do Projeto</text:p>
          </table:table-cell>
          <table:table-cell table:style-name="Tabela2.B4" office:value-type="string">
            <text:p text:style-name="P8">Luís Fernando</text:p>
          </table:table-cell>
          <table:table-cell table:style-name="Tabela2.C4" office:value-type="date" office:date-value="2016-09-29">
            <text:p text:style-name="P8">29/09/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cm" fo:keep-together="always" fo:keep-with-next="always"/>
      <style:text-properties fo:color="#365f91" style:font-name="Cambria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size-asian="8pt" style:language-asian="pt" style:country-asian="BR" style:font-name-complex="Times New Roman1" style:font-size-complex="10pt"/>
    </style:style>
    <style:style style:name="Comments" style:family="paragraph" style:parent-style-name="Descrição" style:default-outline-level="">
      <style:text-properties style:font-name="Calibri" fo:language="pt" fo:country="BR"/>
    </style:style>
    <style:style style:name="Table" style:family="paragraph" style:parent-style-name="Standard" style:default-outline-level="" style:class="extra">
      <style:text-properties style:font-name-asian="Times" style:language-asian="pt" style:country-asian="BR" style:font-name-complex="Times New Roman1" style:font-size-complex="8pt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9T17:09:58.817530421</meta:creation-date>
    <dc:date>2016-10-05T20:29:23.71</dc:date>
    <meta:editing-duration>PT1H15M45S</meta:editing-duration>
    <meta:editing-cycles>13</meta:editing-cycles>
    <meta:generator>OpenOffice/4.1.2$Win32 OpenOffice.org_project/412m3$Build-9782</meta:generator>
    <dc:creator>Luis Fernando Cavalcante</dc:creator>
    <meta:document-statistic meta:table-count="2" meta:image-count="0" meta:object-count="0" meta:page-count="3" meta:paragraph-count="61" meta:word-count="749" meta:character-count="4630"/>
  </office:meta>
</office:document-meta>
</file>